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3866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2902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7.87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1" style:font-size-asian="6.80000019073486pt" style:language-asian="zxx" style:country-asian="none" style:font-style-asian="normal" style:font-weight-asian="normal" style:font-name-complex="DejaVu Sans Condensed1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Nimbus Sans L1" fo:font-size="10pt" fo:font-weight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 Condense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fo:font-weight="normal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Nimbus Sans L1" style:font-name-asian="DejaVu Sans1" style:font-name-complex="DejaVu Sans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3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9" table:number-columns-repeated="2"/>
          <table:table-cell table:style-name="ce1" table:number-columns-repeated="24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anie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3">404403</text:a></text:p>
          </table:table-cell>
          <table:table-cell office:value-type="string">
            <text:p>Firefox Metabug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061">415061</text:a></text:p>
          </table:table-cell>
          <table:table-cell office:value-type="string">
            <text:p>regression test results should be repeatabl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332">416332</text:a></text:p>
          </table:table-cell>
          <table:table-cell office:value-type="string">
            <text:p>Orca test coverage needs to be extende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23346">423346</text:a></text:p>
          </table:table-cell>
          <table:table-cell office:value-type="string">
            <text:p>Evolution Metabug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089">419089</text:a></text:p>
          </table:table-cell>
          <table:table-cell office:value-type="string">
            <text:p>Refactor StarOffice.py script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011">423011</text:a></text:p>
          </table:table-cell>
          <table:table-cell office:value-type="string">
            <text:p>Need to refactor where_am_I.py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12200">412200</text:a></text:p>
          </table:table-cell>
          <table:table-cell table:style-name="ce7" office:value-type="string">
            <text:p>Orca L10N / Translation issue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2835">402835</text:a>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ich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9">404409</text:a></text:p>
          </table:table-cell>
          <table:table-cell office:value-type="string">
            <text:p>Thunderbird Metabug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9728">409728</text:a></text:p>
          </table:table-cell>
          <table:table-cell table:style-name="ce7" office:value-type="string">
            <text:p>Orca repeats mouse-selected text numerous times in thunderbir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9736">409736</text:a></text:p>
          </table:table-cell>
          <table:table-cell table:style-name="ce7" office:value-type="string">
            <text:p>Orca does not announce the beginning of strings pasted into thunderbir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Willie</text:p>
          </table:table-cell>
          <table:table-cell table:style-name="ce2" office:value-type="string">
            <text:p>GNOME 2.18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8670">408670</text:a></text:p>
          </table:table-cell>
          <table:table-cell office:value-type="string">
            <text:p>Braille and speech don't track well in text entry areas in Firefox and Thunderbir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Joanie</text:p>
          </table:table-cell>
          <table:table-cell table:style-name="ce2" office:value-type="string">
            <text:p>GNOME 2.18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948">407948</text:a></text:p>
          </table:table-cell>
          <table:table-cell office:value-type="string">
            <text:p>{Shift+}o and {Shift+}h do not work reliably in Firefox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56">412656</text:a></text:p>
          </table:table-cell>
          <table:table-cell office:value-type="string">
            <text:p>Refactor speech generators to provide ACSS per string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109">413109</text:a></text:p>
          </table:table-cell>
          <table:table-cell office:value-type="string">
            <text:p>HIG violation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941">407941</text:a></text:p>
          </table:table-cell>
          <table:table-cell office:value-type="string">
            <text:p>Infer labels for objects in HTML conten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63">407663</text:a></text:p>
          </table:table-cell>
          <table:table-cell office:value-type="string">
            <text:p>Support the "Find" operation in Firefox bett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Willie/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11261">411261</text:a></text:p>
          </table:table-cell>
          <table:table-cell table:style-name="ce7" office:value-type="string">
            <text:p>Some HTML constructs cause Orca to say just "Link" when arrowing up and down by lin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12100">412100</text:a></text:p>
          </table:table-cell>
          <table:table-cell table:style-name="ce7" office:value-type="string">
            <text:p>Text selection in Firefox fails when Orca controls the care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1">
            <text:p>3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3">
            <text:p>3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10088">410088</text:a></text:p>
          </table:table-cell>
          <table:table-cell table:style-name="ce7" office:value-type="string">
            <text:p>NetworkManager applet not spoken when network is disconnecte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0">
            <text:p>40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ich/Clos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2">400712</text:a></text:p>
          </table:table-cell>
          <table:table-cell office:value-type="string">
            <text:p>Orca doesn't provide compelling access to ooimpres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9731">409731</text:a></text:p>
          </table:table-cell>
          <table:table-cell table:style-name="ce7" office:value-type="string">
            <text:p>Orca should speak text selected by the mous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span text:style-name="T1"><text:a xlink:href="http://bugzilla.gnome.org/show_bug.cgi?id=408071">408071</text:a></text:span></text:p>
          </table:table-cell>
          <table:table-cell office:value-type="string">
            <text:p>[blocked] Flat review of Firefox reveals content from all tab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7">
            <text:p>57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9" table:number-columns-repeated="2"/>
          <table:table-cell table:style-name="ce1" table:number-columns-repeated="242"/>
        </table:table-row>
        <table:table-row table:style-name="ro2">
          <table:table-cell office:value-type="float" office:value="58">
            <text:p>5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9">
            <text:p>5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6">
            <text:p>66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7">
            <text:p>67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8">
            <text:p>6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58">407658</text:a></text:p>
          </table:table-cell>
          <table:table-cell table:style-name="ce8" office:value-type="string">
            <text:p>[blocked] Cannot access status bar information in Gedi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9">
            <text:p>69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number-columns-repeated="24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Rich/OPEN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nucash</text:p>
          </table:table-cell>
          <table:table-cell table:style-name="ce10" table:number-columns-repeated="2"/>
          <table:table-cell table:number-columns-repeated="242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Rich/OPEN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Rhythmbox</text:p>
          </table:table-cell>
          <table:table-cell table:number-columns-repeated="244"/>
        </table:table-row>
        <table:table-row table:style-name="ro2">
          <table:table-cell office:value-type="float" office:value="83">
            <text:p>83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5">
            <text:p>85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6">
            <text:p>86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7">
            <text:p>87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ich/OPEN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Plann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Rich/OPEN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a bittorrent client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2">
            <text:p>92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6">
            <text:p>96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7">
            <text:p>97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8">
            <text:p>98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9">
            <text:p>99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5">400715</text:a></text:p>
          </table:table-cell>
          <table:table-cell office:value-type="string">
            <text:p>[requirement] Extend the Find command for HTML web content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Rich/OPEN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nome-blogg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02">
            <text:p>102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03">
            <text:p>103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04">
            <text:p>104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44"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Rich/OPEN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ftp</text:p>
          </table:table-cell>
          <table:table-cell table:number-columns-repeated="24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number-columns-repeated="244"/>
        </table:table-row>
        <table:table-row table:style-name="ro2">
          <table:table-cell office:value-type="float" office:value="107">
            <text:p>107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10">
            <text:p>110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12">
            <text:p>112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13">
            <text:p>113</text:p>
          </table:table-cell>
          <table:table-cell/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18">
            <text:p>11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4411">404411</text:a></text:p>
          </table:table-cell>
          <table:table-cell table:style-name="ce7" office:value-type="string">
            <text:p>OpenOffice Metabug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20">
            <text:p>12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8430">408430</text:a>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number-columns-repeated="244"/>
        </table:table-row>
        <table:table-row table:style-name="ro2">
          <table:table-cell office:value-type="float" office:value="126">
            <text:p>12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number-columns-repeated="244"/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number-columns-repeated="244"/>
        </table:table-row>
        <table:table-row table:style-name="ro2">
          <table:table-cell office:value-type="float" office:value="132">
            <text:p>132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number-columns-repeated="244"/>
        </table:table-row>
        <table:table-row table:style-name="ro2">
          <table:table-cell office:value-type="float" office:value="133">
            <text:p>13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4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381455">381455</text:a></text:p>
          </table:table-cell>
          <table:table-cell office:value-type="string">
            <text:p>[blocked] Thunderbird does not present labels around dialog text entries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252">412252</text:a></text:p>
          </table:table-cell>
          <table:table-cell office:value-type="string">
            <text:p>[blocked] OOo Writer crash when using Orca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332">412332</text:a></text:p>
          </table:table-cell>
          <table:table-cell office:value-type="string">
            <text:p>[blocked] Orca stops speaking the gnome-panel Application menu entries after I terminate Firefox 3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359">412359</text:a></text:p>
          </table:table-cell>
          <table:table-cell office:value-type="string">
            <text:p>Better integration with bug buddy.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61">412661</text:a></text:p>
          </table:table-cell>
          <table:table-cell office:value-type="string">
            <text:p>Gecko.py: determine isUselessObject vs. isLayoutOnly relationship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77">412677</text:a></text:p>
          </table:table-cell>
          <table:table-cell office:value-type="string">
            <text:p>[blocked] Navigation to links with { overflow:hidden } stylesheet results in bad behavior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29">412829</text:a></text:p>
          </table:table-cell>
          <table:table-cell office:value-type="string">
            <text:p>[blocked] Cannot identify selected text in Firefox or Thunderbird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37">412837</text:a></text:p>
          </table:table-cell>
          <table:table-cell office:value-type="string">
            <text:p>Orca needs test code coverage reporting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09">413909</text:a>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90">413990</text:a></text:p>
          </table:table-cell>
          <table:table-cell office:value-type="string">
            <text:p>[blocked] orca should not speak table over and over again when tabbing through a web page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657">414657</text:a></text:p>
          </table:table-cell>
          <table:table-cell office:value-type="string">
            <text:p>Linked headings should be announced as both heading and link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38">414738</text:a></text:p>
          </table:table-cell>
          <table:table-cell office:value-type="string">
            <text:p>Flat review in Firefox doesn't start at caret position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62">414762</text:a></text:p>
          </table:table-cell>
          <table:table-cell office:value-type="string">
            <text:p>[blocked] Control Home/End, Up/Down Arrow don't always work in Firefox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Willie/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926">414926</text:a></text:p>
          </table:table-cell>
          <table:table-cell office:value-type="string">
            <text:p>Orca should announce the level of headings in Firefox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981">414981</text:a></text:p>
          </table:table-cell>
          <table:table-cell office:value-type="string">
            <text:p>Orca manual pages for 2.18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201">415201</text:a>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812">415812</text:a></text:p>
          </table:table-cell>
          <table:table-cell office:value-type="string">
            <text:p>[blocked] Orca sometimes provides incorrect information regarding table headers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017">416017</text:a></text:p>
          </table:table-cell>
          <table:table-cell office:value-type="string">
            <text:p>[blocked] FF3 and Orca error reading a page footer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971">416971</text:a></text:p>
          </table:table-cell>
          <table:table-cell office:value-type="string">
            <text:p>[blocked] Orca does not speak or braille numbers/bullets of list items in Firefox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8287">418287</text:a></text:p>
          </table:table-cell>
          <table:table-cell office:value-type="string">
            <text:p>[blocked] Treat words separated by non-breaking spaces as a single word in OOo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23">419123</text:a></text:p>
          </table:table-cell>
          <table:table-cell office:value-type="string">
            <text:p>Modified speech settings do not change immediately in preferences dialog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5">419135</text:a></text:p>
          </table:table-cell>
          <table:table-cell office:value-type="string">
            <text:p>[blocked] Tables with column headers have accessibility issues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6">419136</text:a>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7">419137</text:a>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8">419138</text:a>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9">419139</text:a></text:p>
          </table:table-cell>
          <table:table-cell office:value-type="string">
            <text:p>[blocked] Gnome Screen saver password dialog not accessible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1">419141</text:a></text:p>
          </table:table-cell>
          <table:table-cell office:value-type="string">
            <text:p>[blocked] When deleting messages in Evolution, Orca initially speaks the wrong tree item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2">419142</text:a>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742">419742</text:a></text:p>
          </table:table-cell>
          <table:table-cell office:value-type="string">
            <text:p>Add it the ability to switch languages.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 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324">420324</text:a></text:p>
          </table:table-cell>
          <table:table-cell office:value-type="string">
            <text:p>Problems building Access Bridge v1.5.0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540">420540</text:a></text:p>
          </table:table-cell>
          <table:table-cell office:value-type="string">
            <text:p>Firefox keyboard control wish list.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75">422475</text:a></text:p>
          </table:table-cell>
          <table:table-cell office:value-type="string">
            <text:p>Orca should speak the word deleted if You enter Control-Backspace.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87">422487</text:a></text:p>
          </table:table-cell>
          <table:table-cell office:value-type="string">
            <text:p>Ability to jump to the start of the message in Evolution.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924">422924</text:a></text:p>
          </table:table-cell>
          <table:table-cell office:value-type="string">
            <text:p>Add more support for accessing HTML tables in Firefox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198">423198</text:a></text:p>
          </table:table-cell>
          <table:table-cell office:value-type="string">
            <text:p>Orca should not speak "text" repeatedly when moving around in a text entry area on a web page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214">423214</text:a></text:p>
          </table:table-cell>
          <table:table-cell office:value-type="string">
            <text:p>Need to add level-specific heading navigation in Firefox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224">423224</text:a></text:p>
          </table:table-cell>
          <table:table-cell office:value-type="string">
            <text:p>Firefox should not crash while submitting bugs in Bugzilla with Orca running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23">423323</text:a></text:p>
          </table:table-cell>
          <table:table-cell office:value-type="string">
            <text:p>Thunderbird 3.0-a1 crashes every time I close a message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23348">423348</text:a></text:p>
          </table:table-cell>
          <table:table-cell office:value-type="string">
            <text:p>Support DHTML, AJAX, ARIA in Firefox/Gecko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54">423354</text:a></text:p>
          </table:table-cell>
          <table:table-cell office:value-type="string">
            <text:p>Keyboard navigation broken on <text:a xlink:href="http://www.blindcooltech.com/">http://www.blindcooltech.com/</text:a></text:p>
          </table:table-cell>
          <table:table-cell table:style-name="ce10" table:number-columns-repeated="2"/>
          <table:table-cell table:number-columns-repeated="242"/>
        </table:table-row>
        <table:table-row table:style-name="ro3" table:number-rows-repeated="65375">
          <table:table-cell table:number-columns-repeated="251"/>
        </table:table-row>
        <table:table-row table:style-name="ro3">
          <table:table-cell table:number-columns-repeated="251"/>
        </table:table-row>
      </table:table>
      <table:database-ranges>
        <table:database-range table:target-range-address="Sheet1.A1:Sheet1.G160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7">03/27/2007</text:date>, <text:time>12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0$Build-9128</meta:generator>
    <meta:initial-creator>Willie Walker</meta:initial-creator>
    <meta:creation-date>2007-02-11T13:18:15</meta:creation-date>
    <dc:creator>Willie Walker</dc:creator>
    <dc:date>2007-03-27T12:46:37</dc:date>
    <meta:printed-by>Willie Walker</meta:printed-by>
    <meta:print-date>2007-03-27T09:08:39</meta:print-date>
    <dc:language>en-US</dc:language>
    <meta:editing-cycles>107</meta:editing-cycles>
    <meta:editing-duration>PT16H0M45S</meta:editing-duration>
    <meta:user-defined meta:name="Info 1"/>
    <meta:user-defined meta:name="Info 2"/>
    <meta:user-defined meta:name="Info 3"/>
    <meta:user-defined meta:name="Info 4"/>
    <meta:document-statistic meta:table-count="1" meta:cell-count="1014"/>
  </office:meta>
</office:document-meta>
</file>